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92D050"/>
    </style:style>
    <style:style style:name="ce5" style:family="table-cell" style:parent-style-name="Default" style:data-style-name="N3">
      <style:table-cell-properties fo:background-color="transparen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54cm" style:use-optimal-column-width="true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.16958333333333cm" style:use-optimal-column-width="true"/>
    </style:style>
    <style:style style:name="co7" style:family="table-column">
      <style:table-column-properties fo:break-before="auto" style:column-width="3.4131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Default_1">
            <text:p>Race 1</text:p>
          </table:table-cell>
          <table:table-cell table:number-columns-repeated="3" table:style-name="Default_1"/>
          <table:table-cell table:number-columns-repeated="2" table:style-name="ce1"/>
          <table:table-cell office:value-type="string" table:style-name="ce1">
            <text:p>Race part 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Default_1">
            <text:p>time of race</text:p>
          </table:table-cell>
          <table:table-cell office:value-type="float" office:value="7" table:style-name="Default_1">
            <text:p>7</text:p>
          </table:table-cell>
          <table:table-cell table:number-columns-repeated="2" table:style-name="Default_1"/>
          <table:table-cell table:number-columns-repeated="2" table:style-name="ce1"/>
          <table:table-cell office:value-type="string" table:style-name="ce1">
            <text:p>time of race</text:p>
          </table:table-cell>
          <table:table-cell office:value-type="float" office:value="41968894" table:style-name="ce3">
            <text:p>41 968 894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Default_1">
            <text:p>distance to win</text:p>
          </table:table-cell>
          <table:table-cell office:value-type="float" office:value="9" table:style-name="Default_1">
            <text:p>9</text:p>
          </table:table-cell>
          <table:table-cell table:number-columns-repeated="2" table:style-name="Default_1"/>
          <table:table-cell table:number-columns-repeated="2" table:style-name="ce1"/>
          <table:table-cell office:value-type="string" table:style-name="ce1">
            <text:p>distance to win</text:p>
          </table:table-cell>
          <table:table-cell office:value-type="float" office:value="214178911271055" table:style-name="ce3">
            <text:p>214 178 911 271 055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Default_1">
            <text:p>hold time</text:p>
          </table:table-cell>
          <table:table-cell office:value-type="string" table:style-name="Default_1">
            <text:p>release time</text:p>
          </table:table-cell>
          <table:table-cell office:value-type="string" table:style-name="Default_1">
            <text:p>speed</text:p>
          </table:table-cell>
          <table:table-cell office:value-type="string" table:style-name="Default_1">
            <text:p>distance</text:p>
          </table:table-cell>
          <table:table-cell table:number-columns-repeated="2" table:style-name="ce1"/>
          <table:table-cell office:value-type="string" table:style-name="ce1">
            <text:p>hold time</text:p>
          </table:table-cell>
          <table:table-cell office:value-type="string" table:style-name="ce1">
            <text:p>release time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distance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7" table:formula="of:=[.$B$2]-[.A5]" table:style-name="Default_1">
            <text:p>7</text:p>
          </table:table-cell>
          <table:table-cell office:value-type="float" office:value="0" table:formula="of:=[.A5]" table:style-name="Default_1">
            <text:p>0</text:p>
          </table:table-cell>
          <table:table-cell office:value-type="float" office:value="0" table:formula="of:=[.B5]*[.C5]" table:style-name="Default_1">
            <text:p>0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41968894" table:formula="of:=[.$H$2]-[.G5]" table:style-name="ce3">
            <text:p>41 968 894</text:p>
          </table:table-cell>
          <table:table-cell office:value-type="float" office:value="0" table:formula="of:=[.G5]" table:style-name="ce1">
            <text:p>0</text:p>
          </table:table-cell>
          <table:table-cell office:value-type="float" office:value="0" table:formula="of:=[.H5]*[.I5]" table:style-name="ce1">
            <text:p>0</text:p>
          </table:table-cell>
          <table:table-cell office:value-type="float" office:value="0" table:formula="of:=IF([.J5]&gt;=[.$H$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6" table:formula="of:=[.$B$2]-[.A6]" table:style-name="Default_1">
            <text:p>6</text:p>
          </table:table-cell>
          <table:table-cell office:value-type="float" office:value="1" table:formula="of:=[.A6]" table:style-name="Default_1">
            <text:p>1</text:p>
          </table:table-cell>
          <table:table-cell office:value-type="float" office:value="6" table:formula="of:=[.B6]*[.C6]" table:style-name="Default_1">
            <text:p>6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41968893" table:formula="of:=[.$H$2]-[.G6]" table:style-name="ce3">
            <text:p>41 968 893</text:p>
          </table:table-cell>
          <table:table-cell office:value-type="float" office:value="1" table:formula="of:=[.G6]" table:style-name="ce1">
            <text:p>1</text:p>
          </table:table-cell>
          <table:table-cell office:value-type="float" office:value="41968893" table:formula="of:=[.H6]*[.I6]" table:style-name="ce1">
            <text:p>41968893</text:p>
          </table:table-cell>
          <table:table-cell office:value-type="float" office:value="0" table:formula="of:=IF([.J6]&gt;=[.$H$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5" table:formula="of:=[.$B$2]-[.A7]" table:style-name="Default_1">
            <text:p>5</text:p>
          </table:table-cell>
          <table:table-cell office:value-type="float" office:value="2" table:formula="of:=[.A7]" table:style-name="Default_1">
            <text:p>2</text:p>
          </table:table-cell>
          <table:table-cell office:value-type="float" office:value="10" table:formula="of:=[.B7]*[.C7]" table:style-name="ce2">
            <text:p>1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41968892" table:formula="of:=[.$H$2]-[.G7]" table:style-name="ce3">
            <text:p>41 968 892</text:p>
          </table:table-cell>
          <table:table-cell office:value-type="float" office:value="2" table:formula="of:=[.G7]" table:style-name="ce1">
            <text:p>2</text:p>
          </table:table-cell>
          <table:table-cell office:value-type="float" office:value="83937784" table:formula="of:=[.H7]*[.I7]" table:style-name="ce1">
            <text:p>83937784</text:p>
          </table:table-cell>
          <table:table-cell office:value-type="float" office:value="0" table:formula="of:=IF([.J7]&gt;=[.$H$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4" table:formula="of:=[.$B$2]-[.A8]" table:style-name="Default_1">
            <text:p>4</text:p>
          </table:table-cell>
          <table:table-cell office:value-type="float" office:value="3" table:formula="of:=[.A8]" table:style-name="Default_1">
            <text:p>3</text:p>
          </table:table-cell>
          <table:table-cell office:value-type="float" office:value="12" table:formula="of:=[.B8]*[.C8]" table:style-name="ce2">
            <text:p>12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41968891" table:formula="of:=[.$H$2]-[.G8]" table:style-name="ce3">
            <text:p>41 968 891</text:p>
          </table:table-cell>
          <table:table-cell office:value-type="float" office:value="3" table:formula="of:=[.G8]" table:style-name="ce1">
            <text:p>3</text:p>
          </table:table-cell>
          <table:table-cell office:value-type="float" office:value="125906673" table:formula="of:=[.H8]*[.I8]" table:style-name="ce1">
            <text:p>125906673</text:p>
          </table:table-cell>
          <table:table-cell office:value-type="float" office:value="0" table:formula="of:=IF([.J8]&gt;=[.$H$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3" table:formula="of:=[.$B$2]-[.A9]" table:style-name="Default_1">
            <text:p>3</text:p>
          </table:table-cell>
          <table:table-cell office:value-type="float" office:value="4" table:formula="of:=[.A9]" table:style-name="Default_1">
            <text:p>4</text:p>
          </table:table-cell>
          <table:table-cell office:value-type="float" office:value="12" table:formula="of:=[.B9]*[.C9]" table:style-name="ce2">
            <text:p>12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41968890" table:formula="of:=[.$H$2]-[.G9]" table:style-name="ce3">
            <text:p>41 968 890</text:p>
          </table:table-cell>
          <table:table-cell office:value-type="float" office:value="4" table:formula="of:=[.G9]" table:style-name="ce1">
            <text:p>4</text:p>
          </table:table-cell>
          <table:table-cell office:value-type="float" office:value="167875560" table:formula="of:=[.H9]*[.I9]" table:style-name="ce1">
            <text:p>167875560</text:p>
          </table:table-cell>
          <table:table-cell office:value-type="float" office:value="0" table:formula="of:=IF([.J9]&gt;=[.$H$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2" table:formula="of:=[.$B$2]-[.A10]" table:style-name="Default_1">
            <text:p>2</text:p>
          </table:table-cell>
          <table:table-cell office:value-type="float" office:value="5" table:formula="of:=[.A10]" table:style-name="Default_1">
            <text:p>5</text:p>
          </table:table-cell>
          <table:table-cell office:value-type="float" office:value="10" table:formula="of:=[.B10]*[.C10]" table:style-name="ce2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1" table:formula="of:=[.$B$2]-[.A11]" table:style-name="Default_1">
            <text:p>1</text:p>
          </table:table-cell>
          <table:table-cell office:value-type="float" office:value="6" table:formula="of:=[.A11]" table:style-name="Default_1">
            <text:p>6</text:p>
          </table:table-cell>
          <table:table-cell office:value-type="float" office:value="6" table:formula="of:=[.B11]*[.C11]" table:style-name="Default_1">
            <text:p>6</text:p>
          </table:table-cell>
          <table:table-cell table:number-columns-repeated="2" table:style-name="ce1"/>
          <table:table-cell office:value-type="float" office:value="5945559" table:style-name="ce3">
            <text:p>5 945 559</text:p>
          </table:table-cell>
          <table:table-cell office:value-type="float" office:value="36023335" table:formula="of:=[.$H$2]-[.G11]" table:style-name="ce3">
            <text:p>36 023 335</text:p>
          </table:table-cell>
          <table:table-cell office:value-type="float" office:value="5945559" table:formula="of:=[.G11]" table:style-name="ce3">
            <text:p>5 945 559</text:p>
          </table:table-cell>
          <table:table-cell office:value-type="float" office:value="214178863619265" table:formula="of:=[.H11]*[.I11]" table:style-name="ce3">
            <text:p>214 178 863 619 265</text:p>
          </table:table-cell>
          <table:table-cell office:value-type="float" office:value="0" table:formula="of:=IF([.J11]&gt;=[.$H$3];1;0)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0" table:formula="of:=[.$B$2]-[.A12]" table:style-name="Default_1">
            <text:p>0</text:p>
          </table:table-cell>
          <table:table-cell office:value-type="float" office:value="7" table:formula="of:=[.A12]" table:style-name="Default_1">
            <text:p>7</text:p>
          </table:table-cell>
          <table:table-cell office:value-type="float" office:value="0" table:formula="of:=[.B12]*[.C12]" table:style-name="Default_1">
            <text:p>0</text:p>
          </table:table-cell>
          <table:table-cell table:number-columns-repeated="2" table:style-name="ce1"/>
          <table:table-cell office:value-type="float" office:value="5945560" table:style-name="ce3">
            <text:p>5 945 560</text:p>
          </table:table-cell>
          <table:table-cell office:value-type="float" office:value="36023334" table:formula="of:=[.$H$2]-[.G12]" table:style-name="ce3">
            <text:p>36 023 334</text:p>
          </table:table-cell>
          <table:table-cell office:value-type="float" office:value="5945560" table:formula="of:=[.G12]" table:style-name="ce3">
            <text:p>5 945 560</text:p>
          </table:table-cell>
          <table:table-cell office:value-type="float" office:value="214178893697040" table:formula="of:=[.H12]*[.I12]" table:style-name="ce3">
            <text:p>214 178 893 697 040</text:p>
          </table:table-cell>
          <table:table-cell office:value-type="float" office:value="0" table:formula="of:=IF([.J12]&gt;=[.$H$3];1;0)" table:style-name="ce1">
            <text:p>0</text:p>
          </table:table-cell>
          <table:table-cell table:number-columns-repeated="16373"/>
        </table:table-row>
        <table:table-row table:style-name="ro1">
          <table:table-cell table:number-columns-repeated="4" table:style-name="Default_1"/>
          <table:table-cell table:number-columns-repeated="2" table:style-name="ce1"/>
          <table:table-cell office:value-type="float" office:value="5945561" table:style-name="ce3">
            <text:p>5 945 561</text:p>
          </table:table-cell>
          <table:table-cell office:value-type="float" office:value="36023333" table:formula="of:=[.$H$2]-[.G13]" table:style-name="ce3">
            <text:p>36 023 333</text:p>
          </table:table-cell>
          <table:table-cell office:value-type="float" office:value="5945561" table:formula="of:=[.G13]" table:style-name="ce3">
            <text:p>5 945 561</text:p>
          </table:table-cell>
          <table:table-cell office:value-type="float" office:value="214178923774813" table:formula="of:=[.H13]*[.I13]" table:style-name="ce4">
            <text:p>214 178 923 774 813</text:p>
          </table:table-cell>
          <table:table-cell office:value-type="float" office:value="1" table:formula="of:=IF([.J13]&gt;=[.$H$3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Default_1">
            <text:p>Race 2</text:p>
          </table:table-cell>
          <table:table-cell table:number-columns-repeated="3" table:style-name="Default_1"/>
          <table:table-cell table:number-columns-repeated="2" table:style-name="ce1"/>
          <table:table-cell office:value-type="float" office:value="5945562" table:style-name="ce3">
            <text:p>5 945 562</text:p>
          </table:table-cell>
          <table:table-cell office:value-type="float" office:value="36023332" table:formula="of:=[.$H$2]-[.G14]" table:style-name="ce3">
            <text:p>36 023 332</text:p>
          </table:table-cell>
          <table:table-cell office:value-type="float" office:value="5945562" table:formula="of:=[.G14]" table:style-name="ce3">
            <text:p>5 945 562</text:p>
          </table:table-cell>
          <table:table-cell office:value-type="float" office:value="214178953852584" table:formula="of:=[.H14]*[.I14]" table:style-name="ce4">
            <text:p>214 178 953 852 584</text:p>
          </table:table-cell>
          <table:table-cell office:value-type="float" office:value="1" table:formula="of:=IF([.J14]&gt;=[.$H$3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Default_1">
            <text:p>time of race</text:p>
          </table:table-cell>
          <table:table-cell office:value-type="float" office:value="15" table:style-name="Default_1">
            <text:p>15</text:p>
          </table:table-cell>
          <table:table-cell table:number-columns-repeated="2" table:style-name="Default_1"/>
          <table:table-cell table:number-columns-repeated="2" table:style-name="ce1"/>
          <table:table-cell office:value-type="float" office:value="5945563" table:style-name="ce3">
            <text:p>5 945 563</text:p>
          </table:table-cell>
          <table:table-cell office:value-type="float" office:value="36023331" table:formula="of:=[.$H$2]-[.G15]" table:style-name="ce3">
            <text:p>36 023 331</text:p>
          </table:table-cell>
          <table:table-cell office:value-type="float" office:value="5945563" table:formula="of:=[.G15]" table:style-name="ce3">
            <text:p>5 945 563</text:p>
          </table:table-cell>
          <table:table-cell office:value-type="float" office:value="214178983930353" table:formula="of:=[.H15]*[.I15]" table:style-name="ce4">
            <text:p>214 178 983 930 353</text:p>
          </table:table-cell>
          <table:table-cell office:value-type="float" office:value="1" table:formula="of:=IF([.J15]&gt;=[.$H$3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Default_1">
            <text:p>distance to win</text:p>
          </table:table-cell>
          <table:table-cell office:value-type="float" office:value="40" table:style-name="Default_1">
            <text:p>40</text:p>
          </table:table-cell>
          <table:table-cell table:number-columns-repeated="2" table:style-name="Default_1"/>
          <table:table-cell table:number-columns-repeated="2" table:style-name="ce1"/>
          <table:table-cell office:value-type="float" office:value="5945564" table:style-name="ce3">
            <text:p>5 945 564</text:p>
          </table:table-cell>
          <table:table-cell office:value-type="float" office:value="36023330" table:formula="of:=[.$H$2]-[.G16]" table:style-name="ce3">
            <text:p>36 023 330</text:p>
          </table:table-cell>
          <table:table-cell office:value-type="float" office:value="5945564" table:formula="of:=[.G16]" table:style-name="ce3">
            <text:p>5 945 564</text:p>
          </table:table-cell>
          <table:table-cell office:value-type="float" office:value="214179014008120" table:formula="of:=[.H16]*[.I16]" table:style-name="ce4">
            <text:p>214 179 014 008 120</text:p>
          </table:table-cell>
          <table:table-cell office:value-type="float" office:value="1" table:formula="of:=IF([.J16]&gt;=[.$H$3];1;0)" table:style-name="ce1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Default_1">
            <text:p>hold time</text:p>
          </table:table-cell>
          <table:table-cell office:value-type="string" table:style-name="Default_1">
            <text:p>release time</text:p>
          </table:table-cell>
          <table:table-cell office:value-type="string" table:style-name="Default_1">
            <text:p>speed</text:p>
          </table:table-cell>
          <table:table-cell office:value-type="string" table:style-name="Default_1">
            <text:p>distance</text:p>
          </table:table-cell>
          <table:table-cell table:number-columns-repeated="8" table:style-name="ce1"/>
          <table:table-cell office:value-type="string" table:style-name="ce1">
            <text:p>nbr of ways=</text:p>
          </table:table-cell>
          <table:table-cell office:value-type="float" office:value="30077773" table:formula="of:=[.G20]-[.G13]+1" table:style-name="ce3">
            <text:p>30 077 773</text:p>
          </table:table-cell>
          <table:table-cell table:number-columns-repeated="16370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15" table:formula="of:=[.$B$15]-[.A18]" table:style-name="Default_1">
            <text:p>15</text:p>
          </table:table-cell>
          <table:table-cell office:value-type="float" office:value="0" table:formula="of:=[.A18]" table:style-name="Default_1">
            <text:p>0</text:p>
          </table:table-cell>
          <table:table-cell office:value-type="float" office:value="0" table:formula="of:=[.B18]*[.C18]" table:style-name="Default_1">
            <text:p>0</text:p>
          </table:table-cell>
          <table:table-cell table:number-columns-repeated="2" table:style-name="ce1"/>
          <table:table-cell office:value-type="float" office:value="36023331" table:style-name="ce3">
            <text:p>36 023 331</text:p>
          </table:table-cell>
          <table:table-cell office:value-type="float" office:value="5945563" table:formula="of:=[.$H$2]-[.G18]" table:style-name="ce3">
            <text:p>5 945 563</text:p>
          </table:table-cell>
          <table:table-cell office:value-type="float" office:value="36023331" table:formula="of:=[.G18]" table:style-name="ce3">
            <text:p>36 023 331</text:p>
          </table:table-cell>
          <table:table-cell office:value-type="float" office:value="214178983930353" table:formula="of:=[.H18]*[.I18]" table:style-name="ce4">
            <text:p>214 178 983 930 353</text:p>
          </table:table-cell>
          <table:table-cell office:value-type="float" office:value="1" table:formula="of:=IF([.J18]&gt;=[.$H$3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14" table:formula="of:=[.$B$15]-[.A19]" table:style-name="Default_1">
            <text:p>14</text:p>
          </table:table-cell>
          <table:table-cell office:value-type="float" office:value="1" table:formula="of:=[.A19]" table:style-name="Default_1">
            <text:p>1</text:p>
          </table:table-cell>
          <table:table-cell office:value-type="float" office:value="14" table:formula="of:=[.B19]*[.C19]" table:style-name="Default_1">
            <text:p>14</text:p>
          </table:table-cell>
          <table:table-cell table:number-columns-repeated="2" table:style-name="ce1"/>
          <table:table-cell office:value-type="float" office:value="36023332" table:style-name="ce3">
            <text:p>36 023 332</text:p>
          </table:table-cell>
          <table:table-cell office:value-type="float" office:value="5945562" table:formula="of:=[.$H$2]-[.G19]" table:style-name="ce3">
            <text:p>5 945 562</text:p>
          </table:table-cell>
          <table:table-cell office:value-type="float" office:value="36023332" table:formula="of:=[.G19]" table:style-name="ce3">
            <text:p>36 023 332</text:p>
          </table:table-cell>
          <table:table-cell office:value-type="float" office:value="214178953852584" table:formula="of:=[.H19]*[.I19]" table:style-name="ce4">
            <text:p>214 178 953 852 584</text:p>
          </table:table-cell>
          <table:table-cell office:value-type="float" office:value="1" table:formula="of:=IF([.J19]&gt;=[.$H$3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13" table:formula="of:=[.$B$15]-[.A20]" table:style-name="Default_1">
            <text:p>13</text:p>
          </table:table-cell>
          <table:table-cell office:value-type="float" office:value="2" table:formula="of:=[.A20]" table:style-name="Default_1">
            <text:p>2</text:p>
          </table:table-cell>
          <table:table-cell office:value-type="float" office:value="26" table:formula="of:=[.B20]*[.C20]" table:style-name="Default_1">
            <text:p>26</text:p>
          </table:table-cell>
          <table:table-cell table:number-columns-repeated="2" table:style-name="ce1"/>
          <table:table-cell office:value-type="float" office:value="36023333" table:style-name="ce3">
            <text:p>36 023 333</text:p>
          </table:table-cell>
          <table:table-cell office:value-type="float" office:value="5945561" table:formula="of:=[.$H$2]-[.G20]" table:style-name="ce3">
            <text:p>5 945 561</text:p>
          </table:table-cell>
          <table:table-cell office:value-type="float" office:value="36023333" table:formula="of:=[.G20]" table:style-name="ce3">
            <text:p>36 023 333</text:p>
          </table:table-cell>
          <table:table-cell office:value-type="float" office:value="214178923774813" table:formula="of:=[.H20]*[.I20]" table:style-name="ce4">
            <text:p>214 178 923 774 813</text:p>
          </table:table-cell>
          <table:table-cell office:value-type="float" office:value="1" table:formula="of:=IF([.J20]&gt;=[.$H$3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12" table:formula="of:=[.$B$15]-[.A21]" table:style-name="Default_1">
            <text:p>12</text:p>
          </table:table-cell>
          <table:table-cell office:value-type="float" office:value="3" table:formula="of:=[.A21]" table:style-name="Default_1">
            <text:p>3</text:p>
          </table:table-cell>
          <table:table-cell office:value-type="float" office:value="36" table:formula="of:=[.B21]*[.C21]" table:style-name="Default_1">
            <text:p>36</text:p>
          </table:table-cell>
          <table:table-cell table:number-columns-repeated="2" table:style-name="ce1"/>
          <table:table-cell office:value-type="float" office:value="36023334" table:style-name="ce3">
            <text:p>36 023 334</text:p>
          </table:table-cell>
          <table:table-cell office:value-type="float" office:value="5945560" table:formula="of:=[.$H$2]-[.G21]" table:style-name="ce3">
            <text:p>5 945 560</text:p>
          </table:table-cell>
          <table:table-cell office:value-type="float" office:value="36023334" table:formula="of:=[.G21]" table:style-name="ce3">
            <text:p>36 023 334</text:p>
          </table:table-cell>
          <table:table-cell office:value-type="float" office:value="214178893697040" table:formula="of:=[.H21]*[.I21]" table:style-name="ce5">
            <text:p>214 178 893 697 040</text:p>
          </table:table-cell>
          <table:table-cell office:value-type="float" office:value="0" table:formula="of:=IF([.J21]&gt;=[.$H$3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11" table:formula="of:=[.$B$15]-[.A22]" table:style-name="Default_1">
            <text:p>11</text:p>
          </table:table-cell>
          <table:table-cell office:value-type="float" office:value="4" table:formula="of:=[.A22]" table:style-name="Default_1">
            <text:p>4</text:p>
          </table:table-cell>
          <table:table-cell office:value-type="float" office:value="44" table:formula="of:=[.B22]*[.C22]" table:style-name="ce2">
            <text:p>44</text:p>
          </table:table-cell>
          <table:table-cell table:number-columns-repeated="2" table:style-name="ce1"/>
          <table:table-cell office:value-type="float" office:value="36023335" table:style-name="ce3">
            <text:p>36 023 335</text:p>
          </table:table-cell>
          <table:table-cell office:value-type="float" office:value="5945559" table:formula="of:=[.$H$2]-[.G22]" table:style-name="ce3">
            <text:p>5 945 559</text:p>
          </table:table-cell>
          <table:table-cell office:value-type="float" office:value="36023335" table:formula="of:=[.G22]" table:style-name="ce3">
            <text:p>36 023 335</text:p>
          </table:table-cell>
          <table:table-cell office:value-type="float" office:value="214178863619265" table:formula="of:=[.H22]*[.I22]" table:style-name="ce5">
            <text:p>214 178 863 619 265</text:p>
          </table:table-cell>
          <table:table-cell office:value-type="float" office:value="0" table:formula="of:=IF([.J22]&gt;=[.$H$3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10" table:formula="of:=[.$B$15]-[.A23]" table:style-name="Default_1">
            <text:p>10</text:p>
          </table:table-cell>
          <table:table-cell office:value-type="float" office:value="5" table:formula="of:=[.A23]" table:style-name="Default_1">
            <text:p>5</text:p>
          </table:table-cell>
          <table:table-cell office:value-type="float" office:value="50" table:formula="of:=[.B23]*[.C23]" table:style-name="ce2">
            <text:p>50</text:p>
          </table:table-cell>
          <table:table-cell table:number-columns-repeated="2" table:style-name="ce1"/>
          <table:table-cell office:value-type="float" office:value="36023336" table:style-name="ce3">
            <text:p>36 023 336</text:p>
          </table:table-cell>
          <table:table-cell office:value-type="float" office:value="5945558" table:formula="of:=[.$H$2]-[.G23]" table:style-name="ce3">
            <text:p>5 945 558</text:p>
          </table:table-cell>
          <table:table-cell office:value-type="float" office:value="36023336" table:formula="of:=[.G23]" table:style-name="ce3">
            <text:p>36 023 336</text:p>
          </table:table-cell>
          <table:table-cell office:value-type="float" office:value="214178833541488" table:formula="of:=[.H23]*[.I23]" table:style-name="ce5">
            <text:p>214 178 833 541 488</text:p>
          </table:table-cell>
          <table:table-cell office:value-type="float" office:value="0" table:formula="of:=IF([.J23]&gt;=[.$H$3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9" table:formula="of:=[.$B$15]-[.A24]" table:style-name="Default_1">
            <text:p>9</text:p>
          </table:table-cell>
          <table:table-cell office:value-type="float" office:value="6" table:formula="of:=[.A24]" table:style-name="Default_1">
            <text:p>6</text:p>
          </table:table-cell>
          <table:table-cell office:value-type="float" office:value="54" table:formula="of:=[.B24]*[.C24]" table:style-name="ce2">
            <text:p>54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8" table:formula="of:=[.$B$15]-[.A25]" table:style-name="Default_1">
            <text:p>8</text:p>
          </table:table-cell>
          <table:table-cell office:value-type="float" office:value="7" table:formula="of:=[.A25]" table:style-name="Default_1">
            <text:p>7</text:p>
          </table:table-cell>
          <table:table-cell office:value-type="float" office:value="56" table:formula="of:=[.B25]*[.C25]" table:style-name="ce2">
            <text:p>56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7" table:formula="of:=[.$B$15]-[.A26]" table:style-name="Default_1">
            <text:p>7</text:p>
          </table:table-cell>
          <table:table-cell office:value-type="float" office:value="8" table:formula="of:=[.A26]" table:style-name="Default_1">
            <text:p>8</text:p>
          </table:table-cell>
          <table:table-cell office:value-type="float" office:value="56" table:formula="of:=[.B26]*[.C26]" table:style-name="ce2">
            <text:p>56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6" table:formula="of:=[.$B$15]-[.A27]" table:style-name="Default_1">
            <text:p>6</text:p>
          </table:table-cell>
          <table:table-cell office:value-type="float" office:value="9" table:formula="of:=[.A27]" table:style-name="Default_1">
            <text:p>9</text:p>
          </table:table-cell>
          <table:table-cell office:value-type="float" office:value="54" table:formula="of:=[.B27]*[.C27]" table:style-name="ce2">
            <text:p>54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5" table:formula="of:=[.$B$15]-[.A28]" table:style-name="Default_1">
            <text:p>5</text:p>
          </table:table-cell>
          <table:table-cell office:value-type="float" office:value="10" table:formula="of:=[.A28]" table:style-name="Default_1">
            <text:p>10</text:p>
          </table:table-cell>
          <table:table-cell office:value-type="float" office:value="50" table:formula="of:=[.B28]*[.C28]" table:style-name="ce2">
            <text:p>50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Default_1">
            <text:p>11</text:p>
          </table:table-cell>
          <table:table-cell office:value-type="float" office:value="4" table:formula="of:=[.$B$15]-[.A29]" table:style-name="Default_1">
            <text:p>4</text:p>
          </table:table-cell>
          <table:table-cell office:value-type="float" office:value="11" table:formula="of:=[.A29]" table:style-name="Default_1">
            <text:p>11</text:p>
          </table:table-cell>
          <table:table-cell office:value-type="float" office:value="44" table:formula="of:=[.B29]*[.C29]" table:style-name="ce2">
            <text:p>44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3" table:formula="of:=[.$B$15]-[.A30]" table:style-name="Default_1">
            <text:p>3</text:p>
          </table:table-cell>
          <table:table-cell office:value-type="float" office:value="12" table:formula="of:=[.A30]" table:style-name="Default_1">
            <text:p>12</text:p>
          </table:table-cell>
          <table:table-cell office:value-type="float" office:value="36" table:formula="of:=[.B30]*[.C30]" table:style-name="Default_1">
            <text:p>36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Default_1">
            <text:p>13</text:p>
          </table:table-cell>
          <table:table-cell office:value-type="float" office:value="2" table:formula="of:=[.$B$15]-[.A31]" table:style-name="Default_1">
            <text:p>2</text:p>
          </table:table-cell>
          <table:table-cell office:value-type="float" office:value="13" table:formula="of:=[.A31]" table:style-name="Default_1">
            <text:p>13</text:p>
          </table:table-cell>
          <table:table-cell office:value-type="float" office:value="26" table:formula="of:=[.B31]*[.C31]" table:style-name="Default_1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14" table:style-name="Default_1">
            <text:p>14</text:p>
          </table:table-cell>
          <table:table-cell office:value-type="float" office:value="1" table:formula="of:=[.$B$15]-[.A32]" table:style-name="Default_1">
            <text:p>1</text:p>
          </table:table-cell>
          <table:table-cell office:value-type="float" office:value="14" table:formula="of:=[.A32]" table:style-name="Default_1">
            <text:p>14</text:p>
          </table:table-cell>
          <table:table-cell office:value-type="float" office:value="14" table:formula="of:=[.B32]*[.C32]" table:style-name="Default_1">
            <text:p>14</text:p>
          </table:table-cell>
          <table:table-cell table:number-columns-repeated="2" table:style-name="ce1"/>
          <table:table-cell office:value-type="string" table:style-name="ce1">
            <text:p>Race example part 2</text:p>
          </table:table-cell>
          <table:table-cell table:number-columns-repeated="16377" table:style-name="ce1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0" table:formula="of:=[.$B$15]-[.A33]" table:style-name="Default_1">
            <text:p>0</text:p>
          </table:table-cell>
          <table:table-cell office:value-type="float" office:value="15" table:formula="of:=[.A33]" table:style-name="Default_1">
            <text:p>15</text:p>
          </table:table-cell>
          <table:table-cell office:value-type="float" office:value="0" table:formula="of:=[.B33]*[.C33]" table:style-name="Default_1">
            <text:p>0</text:p>
          </table:table-cell>
          <table:table-cell table:number-columns-repeated="2" table:style-name="ce1"/>
          <table:table-cell office:value-type="string" table:style-name="ce1">
            <text:p>time of race</text:p>
          </table:table-cell>
          <table:table-cell office:value-type="float" office:value="71530" table:style-name="ce3">
            <text:p>71 530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Default_1"/>
          <table:table-cell table:number-columns-repeated="2" table:style-name="ce1"/>
          <table:table-cell office:value-type="string" table:style-name="ce1">
            <text:p>distance to win</text:p>
          </table:table-cell>
          <table:table-cell office:value-type="float" office:value="940200" table:style-name="ce3">
            <text:p>940 2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Default_1">
            <text:p>Race 3</text:p>
          </table:table-cell>
          <table:table-cell table:number-columns-repeated="3" table:style-name="Default_1"/>
          <table:table-cell table:number-columns-repeated="2" table:style-name="ce1"/>
          <table:table-cell office:value-type="string" table:style-name="ce1">
            <text:p>hold time</text:p>
          </table:table-cell>
          <table:table-cell office:value-type="string" table:style-name="ce1">
            <text:p>release time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distanc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Default_1">
            <text:p>time of race</text:p>
          </table:table-cell>
          <table:table-cell office:value-type="float" office:value="30" table:style-name="Default_1">
            <text:p>30</text:p>
          </table:table-cell>
          <table:table-cell table:number-columns-repeated="2" table:style-name="Default_1"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71519" table:formula="of:=[.$H$33]-[.G36]" table:style-name="ce3">
            <text:p>71 519</text:p>
          </table:table-cell>
          <table:table-cell office:value-type="float" office:value="11" table:formula="of:=[.G36]" table:style-name="ce1">
            <text:p>11</text:p>
          </table:table-cell>
          <table:table-cell office:value-type="float" office:value="786709" table:formula="of:=[.H36]*[.I36]" table:style-name="ce3">
            <text:p>786 709</text:p>
          </table:table-cell>
          <table:table-cell office:value-type="float" office:value="0" table:formula="of:=IF([.J36]&gt;=[.$H$34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Default_1">
            <text:p>distance to win</text:p>
          </table:table-cell>
          <table:table-cell office:value-type="float" office:value="200" table:style-name="Default_1">
            <text:p>200</text:p>
          </table:table-cell>
          <table:table-cell table:number-columns-repeated="2" table:style-name="Default_1"/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71518" table:formula="of:=[.$H$33]-[.G37]" table:style-name="ce3">
            <text:p>71 518</text:p>
          </table:table-cell>
          <table:table-cell office:value-type="float" office:value="12" table:formula="of:=[.G37]" table:style-name="ce1">
            <text:p>12</text:p>
          </table:table-cell>
          <table:table-cell office:value-type="float" office:value="858216" table:formula="of:=[.H37]*[.I37]" table:style-name="ce3">
            <text:p>858 216</text:p>
          </table:table-cell>
          <table:table-cell office:value-type="float" office:value="0" table:formula="of:=IF([.J37]&gt;=[.$H$34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Default_1">
            <text:p>hold time</text:p>
          </table:table-cell>
          <table:table-cell office:value-type="string" table:style-name="Default_1">
            <text:p>release time</text:p>
          </table:table-cell>
          <table:table-cell office:value-type="string" table:style-name="Default_1">
            <text:p>speed</text:p>
          </table:table-cell>
          <table:table-cell office:value-type="string" table:style-name="Default_1">
            <text:p>distance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71517" table:formula="of:=[.$H$33]-[.G38]" table:style-name="ce3">
            <text:p>71 517</text:p>
          </table:table-cell>
          <table:table-cell office:value-type="float" office:value="13" table:formula="of:=[.G38]" table:style-name="ce1">
            <text:p>13</text:p>
          </table:table-cell>
          <table:table-cell office:value-type="float" office:value="929721" table:formula="of:=[.H38]*[.I38]" table:style-name="ce3">
            <text:p>929 721</text:p>
          </table:table-cell>
          <table:table-cell office:value-type="float" office:value="0" table:formula="of:=IF([.J38]&gt;=[.$H$34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0" table:style-name="Default_1">
            <text:p>0</text:p>
          </table:table-cell>
          <table:table-cell office:value-type="float" office:value="30" table:formula="of:=[.$B$36]-[.A39]" table:style-name="Default_1">
            <text:p>30</text:p>
          </table:table-cell>
          <table:table-cell office:value-type="float" office:value="0" table:formula="of:=[.A39]" table:style-name="Default_1">
            <text:p>0</text:p>
          </table:table-cell>
          <table:table-cell office:value-type="float" office:value="0" table:formula="of:=[.B39]*[.C39]" table:style-name="Default_1">
            <text:p>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71516" table:formula="of:=[.$H$33]-[.G39]" table:style-name="ce3">
            <text:p>71 516</text:p>
          </table:table-cell>
          <table:table-cell office:value-type="float" office:value="14" table:formula="of:=[.G39]" table:style-name="ce1">
            <text:p>14</text:p>
          </table:table-cell>
          <table:table-cell office:value-type="float" office:value="1001224" table:formula="of:=[.H39]*[.I39]" table:style-name="ce4">
            <text:p>1 001 224</text:p>
          </table:table-cell>
          <table:table-cell office:value-type="float" office:value="1" table:formula="of:=IF([.J39]&gt;=[.$H$34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Default_1">
            <text:p>1</text:p>
          </table:table-cell>
          <table:table-cell office:value-type="float" office:value="29" table:formula="of:=[.$B$36]-[.A40]" table:style-name="Default_1">
            <text:p>29</text:p>
          </table:table-cell>
          <table:table-cell office:value-type="float" office:value="1" table:formula="of:=[.A40]" table:style-name="Default_1">
            <text:p>1</text:p>
          </table:table-cell>
          <table:table-cell office:value-type="float" office:value="29" table:formula="of:=[.B40]*[.C40]" table:style-name="Default_1">
            <text:p>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1515" table:formula="of:=[.$H$33]-[.G40]" table:style-name="ce3">
            <text:p>71 515</text:p>
          </table:table-cell>
          <table:table-cell office:value-type="float" office:value="15" table:formula="of:=[.G40]" table:style-name="ce1">
            <text:p>15</text:p>
          </table:table-cell>
          <table:table-cell office:value-type="float" office:value="1072725" table:formula="of:=[.H40]*[.I40]" table:style-name="ce4">
            <text:p>1 072 725</text:p>
          </table:table-cell>
          <table:table-cell office:value-type="float" office:value="1" table:formula="of:=IF([.J40]&gt;=[.$H$34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Default_1">
            <text:p>2</text:p>
          </table:table-cell>
          <table:table-cell office:value-type="float" office:value="28" table:formula="of:=[.$B$36]-[.A41]" table:style-name="Default_1">
            <text:p>28</text:p>
          </table:table-cell>
          <table:table-cell office:value-type="float" office:value="2" table:formula="of:=[.A41]" table:style-name="Default_1">
            <text:p>2</text:p>
          </table:table-cell>
          <table:table-cell office:value-type="float" office:value="56" table:formula="of:=[.B41]*[.C41]" table:style-name="Default_1">
            <text:p>56</text:p>
          </table:table-cell>
          <table:table-cell table:number-columns-repeated="3" table:style-name="ce1"/>
          <table:table-cell table:style-name="ce3"/>
          <table:table-cell table:style-name="ce1"/>
          <table:table-cell table:style-name="ce3"/>
          <table:table-cell table:number-columns-repeated="2" table:style-name="ce1"/>
          <table:table-cell office:value-type="string" table:style-name="ce1">
            <text:p>nbr of ways=</text:p>
          </table:table-cell>
          <table:table-cell office:value-type="float" office:value="71503" table:formula="of:=[.G46]-[.G39]+1" table:style-name="ce3">
            <text:p>71 503</text:p>
          </table:table-cell>
          <table:table-cell table:number-columns-repeated="16370"/>
        </table:table-row>
        <table:table-row table:style-name="ro1">
          <table:table-cell office:value-type="float" office:value="3" table:style-name="Default_1">
            <text:p>3</text:p>
          </table:table-cell>
          <table:table-cell office:value-type="float" office:value="27" table:formula="of:=[.$B$36]-[.A42]" table:style-name="Default_1">
            <text:p>27</text:p>
          </table:table-cell>
          <table:table-cell office:value-type="float" office:value="3" table:formula="of:=[.A42]" table:style-name="Default_1">
            <text:p>3</text:p>
          </table:table-cell>
          <table:table-cell office:value-type="float" office:value="81" table:formula="of:=[.B42]*[.C42]" table:style-name="Default_1">
            <text:p>81</text:p>
          </table:table-cell>
          <table:table-cell table:number-columns-repeated="2" table:style-name="ce1"/>
          <table:table-cell office:value-type="float" office:value="71512" table:style-name="ce3">
            <text:p>71 512</text:p>
          </table:table-cell>
          <table:table-cell office:value-type="float" office:value="18" table:formula="of:=[.$H$33]-[.G42]" table:style-name="ce3">
            <text:p>18</text:p>
          </table:table-cell>
          <table:table-cell office:value-type="float" office:value="71512" table:formula="of:=[.G42]" table:style-name="ce1">
            <text:p>71512</text:p>
          </table:table-cell>
          <table:table-cell office:value-type="float" office:value="1287216" table:formula="of:=[.H42]*[.I42]" table:style-name="ce4">
            <text:p>1 287 216</text:p>
          </table:table-cell>
          <table:table-cell office:value-type="float" office:value="1" table:formula="of:=IF([.J42]&gt;=[.$H$34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Default_1">
            <text:p>4</text:p>
          </table:table-cell>
          <table:table-cell office:value-type="float" office:value="26" table:formula="of:=[.$B$36]-[.A43]" table:style-name="Default_1">
            <text:p>26</text:p>
          </table:table-cell>
          <table:table-cell office:value-type="float" office:value="4" table:formula="of:=[.A43]" table:style-name="Default_1">
            <text:p>4</text:p>
          </table:table-cell>
          <table:table-cell office:value-type="float" office:value="104" table:formula="of:=[.B43]*[.C43]" table:style-name="Default_1">
            <text:p>104</text:p>
          </table:table-cell>
          <table:table-cell table:number-columns-repeated="2" table:style-name="ce1"/>
          <table:table-cell office:value-type="float" office:value="71513" table:style-name="ce3">
            <text:p>71 513</text:p>
          </table:table-cell>
          <table:table-cell office:value-type="float" office:value="17" table:formula="of:=[.$H$33]-[.G43]" table:style-name="ce3">
            <text:p>17</text:p>
          </table:table-cell>
          <table:table-cell office:value-type="float" office:value="71513" table:formula="of:=[.G43]" table:style-name="ce1">
            <text:p>71513</text:p>
          </table:table-cell>
          <table:table-cell office:value-type="float" office:value="1215721" table:formula="of:=[.H43]*[.I43]" table:style-name="ce4">
            <text:p>1 215 721</text:p>
          </table:table-cell>
          <table:table-cell office:value-type="float" office:value="1" table:formula="of:=IF([.J43]&gt;=[.$H$34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Default_1">
            <text:p>5</text:p>
          </table:table-cell>
          <table:table-cell office:value-type="float" office:value="25" table:formula="of:=[.$B$36]-[.A44]" table:style-name="Default_1">
            <text:p>25</text:p>
          </table:table-cell>
          <table:table-cell office:value-type="float" office:value="5" table:formula="of:=[.A44]" table:style-name="Default_1">
            <text:p>5</text:p>
          </table:table-cell>
          <table:table-cell office:value-type="float" office:value="125" table:formula="of:=[.B44]*[.C44]" table:style-name="Default_1">
            <text:p>125</text:p>
          </table:table-cell>
          <table:table-cell table:number-columns-repeated="2" table:style-name="ce1"/>
          <table:table-cell office:value-type="float" office:value="71514" table:style-name="ce3">
            <text:p>71 514</text:p>
          </table:table-cell>
          <table:table-cell office:value-type="float" office:value="16" table:formula="of:=[.$H$33]-[.G44]" table:style-name="ce3">
            <text:p>16</text:p>
          </table:table-cell>
          <table:table-cell office:value-type="float" office:value="71514" table:formula="of:=[.G44]" table:style-name="ce1">
            <text:p>71514</text:p>
          </table:table-cell>
          <table:table-cell office:value-type="float" office:value="1144224" table:formula="of:=[.H44]*[.I44]" table:style-name="ce4">
            <text:p>1 144 224</text:p>
          </table:table-cell>
          <table:table-cell office:value-type="float" office:value="1" table:formula="of:=IF([.J44]&gt;=[.$H$34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Default_1">
            <text:p>6</text:p>
          </table:table-cell>
          <table:table-cell office:value-type="float" office:value="24" table:formula="of:=[.$B$36]-[.A45]" table:style-name="Default_1">
            <text:p>24</text:p>
          </table:table-cell>
          <table:table-cell office:value-type="float" office:value="6" table:formula="of:=[.A45]" table:style-name="Default_1">
            <text:p>6</text:p>
          </table:table-cell>
          <table:table-cell office:value-type="float" office:value="144" table:formula="of:=[.B45]*[.C45]" table:style-name="Default_1">
            <text:p>144</text:p>
          </table:table-cell>
          <table:table-cell table:number-columns-repeated="2" table:style-name="ce1"/>
          <table:table-cell office:value-type="float" office:value="71515" table:style-name="ce3">
            <text:p>71 515</text:p>
          </table:table-cell>
          <table:table-cell office:value-type="float" office:value="15" table:formula="of:=[.$H$33]-[.G45]" table:style-name="ce3">
            <text:p>15</text:p>
          </table:table-cell>
          <table:table-cell office:value-type="float" office:value="71515" table:formula="of:=[.G45]" table:style-name="ce1">
            <text:p>71515</text:p>
          </table:table-cell>
          <table:table-cell office:value-type="float" office:value="1072725" table:formula="of:=[.H45]*[.I45]" table:style-name="ce4">
            <text:p>1 072 725</text:p>
          </table:table-cell>
          <table:table-cell office:value-type="float" office:value="1" table:formula="of:=IF([.J45]&gt;=[.$H$34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Default_1">
            <text:p>7</text:p>
          </table:table-cell>
          <table:table-cell office:value-type="float" office:value="23" table:formula="of:=[.$B$36]-[.A46]" table:style-name="Default_1">
            <text:p>23</text:p>
          </table:table-cell>
          <table:table-cell office:value-type="float" office:value="7" table:formula="of:=[.A46]" table:style-name="Default_1">
            <text:p>7</text:p>
          </table:table-cell>
          <table:table-cell office:value-type="float" office:value="161" table:formula="of:=[.B46]*[.C46]" table:style-name="Default_1">
            <text:p>161</text:p>
          </table:table-cell>
          <table:table-cell table:number-columns-repeated="2" table:style-name="ce1"/>
          <table:table-cell office:value-type="float" office:value="71516" table:style-name="ce3">
            <text:p>71 516</text:p>
          </table:table-cell>
          <table:table-cell office:value-type="float" office:value="14" table:formula="of:=[.$H$33]-[.G46]" table:style-name="ce3">
            <text:p>14</text:p>
          </table:table-cell>
          <table:table-cell office:value-type="float" office:value="71516" table:formula="of:=[.G46]" table:style-name="ce1">
            <text:p>71516</text:p>
          </table:table-cell>
          <table:table-cell office:value-type="float" office:value="1001224" table:formula="of:=[.H46]*[.I46]" table:style-name="ce4">
            <text:p>1 001 224</text:p>
          </table:table-cell>
          <table:table-cell office:value-type="float" office:value="1" table:formula="of:=IF([.J46]&gt;=[.$H$34];1;0)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Default_1">
            <text:p>8</text:p>
          </table:table-cell>
          <table:table-cell office:value-type="float" office:value="22" table:formula="of:=[.$B$36]-[.A47]" table:style-name="Default_1">
            <text:p>22</text:p>
          </table:table-cell>
          <table:table-cell office:value-type="float" office:value="8" table:formula="of:=[.A47]" table:style-name="Default_1">
            <text:p>8</text:p>
          </table:table-cell>
          <table:table-cell office:value-type="float" office:value="176" table:formula="of:=[.B47]*[.C47]" table:style-name="Default_1">
            <text:p>176</text:p>
          </table:table-cell>
          <table:table-cell table:number-columns-repeated="2" table:style-name="ce1"/>
          <table:table-cell office:value-type="float" office:value="71517" table:style-name="ce3">
            <text:p>71 517</text:p>
          </table:table-cell>
          <table:table-cell office:value-type="float" office:value="13" table:formula="of:=[.$H$33]-[.G47]" table:style-name="ce3">
            <text:p>13</text:p>
          </table:table-cell>
          <table:table-cell office:value-type="float" office:value="71517" table:formula="of:=[.G47]" table:style-name="ce1">
            <text:p>71517</text:p>
          </table:table-cell>
          <table:table-cell office:value-type="float" office:value="929721" table:formula="of:=[.H47]*[.I47]" table:style-name="ce3">
            <text:p>929 721</text:p>
          </table:table-cell>
          <table:table-cell office:value-type="float" office:value="0" table:formula="of:=IF([.J47]&gt;=[.$H$34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9" table:style-name="Default_1">
            <text:p>9</text:p>
          </table:table-cell>
          <table:table-cell office:value-type="float" office:value="21" table:formula="of:=[.$B$36]-[.A48]" table:style-name="Default_1">
            <text:p>21</text:p>
          </table:table-cell>
          <table:table-cell office:value-type="float" office:value="9" table:formula="of:=[.A48]" table:style-name="Default_1">
            <text:p>9</text:p>
          </table:table-cell>
          <table:table-cell office:value-type="float" office:value="189" table:formula="of:=[.B48]*[.C48]" table:style-name="Default_1">
            <text:p>189</text:p>
          </table:table-cell>
          <table:table-cell table:number-columns-repeated="2" table:style-name="ce1"/>
          <table:table-cell office:value-type="float" office:value="71518" table:style-name="ce3">
            <text:p>71 518</text:p>
          </table:table-cell>
          <table:table-cell office:value-type="float" office:value="12" table:formula="of:=[.$H$33]-[.G48]" table:style-name="ce3">
            <text:p>12</text:p>
          </table:table-cell>
          <table:table-cell office:value-type="float" office:value="71518" table:formula="of:=[.G48]" table:style-name="ce1">
            <text:p>71518</text:p>
          </table:table-cell>
          <table:table-cell office:value-type="float" office:value="858216" table:formula="of:=[.H48]*[.I48]" table:style-name="ce3">
            <text:p>858 216</text:p>
          </table:table-cell>
          <table:table-cell office:value-type="float" office:value="0" table:formula="of:=IF([.J48]&gt;=[.$H$34];1;0)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float" office:value="10" table:style-name="Default_1">
            <text:p>10</text:p>
          </table:table-cell>
          <table:table-cell office:value-type="float" office:value="20" table:formula="of:=[.$B$36]-[.A49]" table:style-name="Default_1">
            <text:p>20</text:p>
          </table:table-cell>
          <table:table-cell office:value-type="float" office:value="10" table:formula="of:=[.A49]" table:style-name="Default_1">
            <text:p>10</text:p>
          </table:table-cell>
          <table:table-cell office:value-type="float" office:value="200" table:formula="of:=[.B49]*[.C49]" table:style-name="ce2">
            <text:p>200</text:p>
          </table:table-cell>
          <table:table-cell table:number-columns-repeated="16380"/>
        </table:table-row>
        <table:table-row table:style-name="ro1">
          <table:table-cell office:value-type="float" office:value="11" table:style-name="Default_1">
            <text:p>11</text:p>
          </table:table-cell>
          <table:table-cell office:value-type="float" office:value="19" table:formula="of:=[.$B$36]-[.A50]" table:style-name="Default_1">
            <text:p>19</text:p>
          </table:table-cell>
          <table:table-cell office:value-type="float" office:value="11" table:formula="of:=[.A50]" table:style-name="Default_1">
            <text:p>11</text:p>
          </table:table-cell>
          <table:table-cell office:value-type="float" office:value="209" table:formula="of:=[.B50]*[.C50]" table:style-name="ce2">
            <text:p>209</text:p>
          </table:table-cell>
          <table:table-cell table:number-columns-repeated="16380"/>
        </table:table-row>
        <table:table-row table:style-name="ro1">
          <table:table-cell office:value-type="float" office:value="12" table:style-name="Default_1">
            <text:p>12</text:p>
          </table:table-cell>
          <table:table-cell office:value-type="float" office:value="18" table:formula="of:=[.$B$36]-[.A51]" table:style-name="Default_1">
            <text:p>18</text:p>
          </table:table-cell>
          <table:table-cell office:value-type="float" office:value="12" table:formula="of:=[.A51]" table:style-name="Default_1">
            <text:p>12</text:p>
          </table:table-cell>
          <table:table-cell office:value-type="float" office:value="216" table:formula="of:=[.B51]*[.C51]" table:style-name="ce2">
            <text:p>216</text:p>
          </table:table-cell>
          <table:table-cell table:number-columns-repeated="16380"/>
        </table:table-row>
        <table:table-row table:style-name="ro1">
          <table:table-cell office:value-type="float" office:value="13" table:style-name="Default_1">
            <text:p>13</text:p>
          </table:table-cell>
          <table:table-cell office:value-type="float" office:value="17" table:formula="of:=[.$B$36]-[.A52]" table:style-name="Default_1">
            <text:p>17</text:p>
          </table:table-cell>
          <table:table-cell office:value-type="float" office:value="13" table:formula="of:=[.A52]" table:style-name="Default_1">
            <text:p>13</text:p>
          </table:table-cell>
          <table:table-cell office:value-type="float" office:value="221" table:formula="of:=[.B52]*[.C52]" table:style-name="ce2">
            <text:p>221</text:p>
          </table:table-cell>
          <table:table-cell table:number-columns-repeated="16380"/>
        </table:table-row>
        <table:table-row table:style-name="ro1">
          <table:table-cell office:value-type="float" office:value="14" table:style-name="Default_1">
            <text:p>14</text:p>
          </table:table-cell>
          <table:table-cell office:value-type="float" office:value="16" table:formula="of:=[.$B$36]-[.A53]" table:style-name="Default_1">
            <text:p>16</text:p>
          </table:table-cell>
          <table:table-cell office:value-type="float" office:value="14" table:formula="of:=[.A53]" table:style-name="Default_1">
            <text:p>14</text:p>
          </table:table-cell>
          <table:table-cell office:value-type="float" office:value="224" table:formula="of:=[.B53]*[.C53]" table:style-name="ce2">
            <text:p>224</text:p>
          </table:table-cell>
          <table:table-cell table:number-columns-repeated="16380"/>
        </table:table-row>
        <table:table-row table:style-name="ro1">
          <table:table-cell office:value-type="float" office:value="15" table:style-name="Default_1">
            <text:p>15</text:p>
          </table:table-cell>
          <table:table-cell office:value-type="float" office:value="15" table:formula="of:=[.$B$36]-[.A54]" table:style-name="Default_1">
            <text:p>15</text:p>
          </table:table-cell>
          <table:table-cell office:value-type="float" office:value="15" table:formula="of:=[.A54]" table:style-name="Default_1">
            <text:p>15</text:p>
          </table:table-cell>
          <table:table-cell office:value-type="float" office:value="225" table:formula="of:=[.B54]*[.C54]" table:style-name="ce2">
            <text:p>225</text:p>
          </table:table-cell>
          <table:table-cell table:number-columns-repeated="16380"/>
        </table:table-row>
        <table:table-row table:style-name="ro1">
          <table:table-cell office:value-type="float" office:value="16" table:style-name="Default_1">
            <text:p>16</text:p>
          </table:table-cell>
          <table:table-cell office:value-type="float" office:value="14" table:formula="of:=[.$B$36]-[.A55]" table:style-name="Default_1">
            <text:p>14</text:p>
          </table:table-cell>
          <table:table-cell office:value-type="float" office:value="16" table:formula="of:=[.A55]" table:style-name="Default_1">
            <text:p>16</text:p>
          </table:table-cell>
          <table:table-cell office:value-type="float" office:value="224" table:formula="of:=[.B55]*[.C55]" table:style-name="ce2">
            <text:p>224</text:p>
          </table:table-cell>
          <table:table-cell table:number-columns-repeated="16380"/>
        </table:table-row>
        <table:table-row table:style-name="ro1">
          <table:table-cell office:value-type="float" office:value="17" table:style-name="Default_1">
            <text:p>17</text:p>
          </table:table-cell>
          <table:table-cell office:value-type="float" office:value="13" table:formula="of:=[.$B$36]-[.A56]" table:style-name="Default_1">
            <text:p>13</text:p>
          </table:table-cell>
          <table:table-cell office:value-type="float" office:value="17" table:formula="of:=[.A56]" table:style-name="Default_1">
            <text:p>17</text:p>
          </table:table-cell>
          <table:table-cell office:value-type="float" office:value="221" table:formula="of:=[.B56]*[.C56]" table:style-name="ce2">
            <text:p>221</text:p>
          </table:table-cell>
          <table:table-cell table:number-columns-repeated="16380"/>
        </table:table-row>
        <table:table-row table:style-name="ro1">
          <table:table-cell office:value-type="float" office:value="18" table:style-name="Default_1">
            <text:p>18</text:p>
          </table:table-cell>
          <table:table-cell office:value-type="float" office:value="12" table:formula="of:=[.$B$36]-[.A57]" table:style-name="Default_1">
            <text:p>12</text:p>
          </table:table-cell>
          <table:table-cell office:value-type="float" office:value="18" table:formula="of:=[.A57]" table:style-name="Default_1">
            <text:p>18</text:p>
          </table:table-cell>
          <table:table-cell office:value-type="float" office:value="216" table:formula="of:=[.B57]*[.C57]" table:style-name="ce2">
            <text:p>216</text:p>
          </table:table-cell>
          <table:table-cell table:number-columns-repeated="16380"/>
        </table:table-row>
        <table:table-row table:style-name="ro1">
          <table:table-cell office:value-type="float" office:value="19" table:style-name="Default_1">
            <text:p>19</text:p>
          </table:table-cell>
          <table:table-cell office:value-type="float" office:value="11" table:formula="of:=[.$B$36]-[.A58]" table:style-name="Default_1">
            <text:p>11</text:p>
          </table:table-cell>
          <table:table-cell office:value-type="float" office:value="19" table:formula="of:=[.A58]" table:style-name="Default_1">
            <text:p>19</text:p>
          </table:table-cell>
          <table:table-cell office:value-type="float" office:value="209" table:formula="of:=[.B58]*[.C58]" table:style-name="ce2">
            <text:p>209</text:p>
          </table:table-cell>
          <table:table-cell table:number-columns-repeated="16380"/>
        </table:table-row>
        <table:table-row table:style-name="ro1">
          <table:table-cell office:value-type="float" office:value="20" table:style-name="Default_1">
            <text:p>20</text:p>
          </table:table-cell>
          <table:table-cell office:value-type="float" office:value="10" table:formula="of:=[.$B$36]-[.A59]" table:style-name="Default_1">
            <text:p>10</text:p>
          </table:table-cell>
          <table:table-cell office:value-type="float" office:value="20" table:formula="of:=[.A59]" table:style-name="Default_1">
            <text:p>20</text:p>
          </table:table-cell>
          <table:table-cell office:value-type="float" office:value="200" table:formula="of:=[.B59]*[.C59]" table:style-name="ce2">
            <text:p>200</text:p>
          </table:table-cell>
          <table:table-cell table:number-columns-repeated="16380"/>
        </table:table-row>
        <table:table-row table:style-name="ro1">
          <table:table-cell office:value-type="float" office:value="21" table:style-name="Default_1">
            <text:p>21</text:p>
          </table:table-cell>
          <table:table-cell office:value-type="float" office:value="9" table:formula="of:=[.$B$36]-[.A60]" table:style-name="Default_1">
            <text:p>9</text:p>
          </table:table-cell>
          <table:table-cell office:value-type="float" office:value="21" table:formula="of:=[.A60]" table:style-name="Default_1">
            <text:p>21</text:p>
          </table:table-cell>
          <table:table-cell office:value-type="float" office:value="189" table:formula="of:=[.B60]*[.C60]" table:style-name="Default_1">
            <text:p>189</text:p>
          </table:table-cell>
          <table:table-cell table:number-columns-repeated="16380"/>
        </table:table-row>
        <table:table-row table:style-name="ro1">
          <table:table-cell office:value-type="float" office:value="22" table:style-name="Default_1">
            <text:p>22</text:p>
          </table:table-cell>
          <table:table-cell office:value-type="float" office:value="8" table:formula="of:=[.$B$36]-[.A61]" table:style-name="Default_1">
            <text:p>8</text:p>
          </table:table-cell>
          <table:table-cell office:value-type="float" office:value="22" table:formula="of:=[.A61]" table:style-name="Default_1">
            <text:p>22</text:p>
          </table:table-cell>
          <table:table-cell office:value-type="float" office:value="176" table:formula="of:=[.B61]*[.C61]" table:style-name="Default_1">
            <text:p>176</text:p>
          </table:table-cell>
          <table:table-cell table:number-columns-repeated="16380"/>
        </table:table-row>
        <table:table-row table:style-name="ro1">
          <table:table-cell office:value-type="float" office:value="23" table:style-name="Default_1">
            <text:p>23</text:p>
          </table:table-cell>
          <table:table-cell office:value-type="float" office:value="7" table:formula="of:=[.$B$36]-[.A62]" table:style-name="Default_1">
            <text:p>7</text:p>
          </table:table-cell>
          <table:table-cell office:value-type="float" office:value="23" table:formula="of:=[.A62]" table:style-name="Default_1">
            <text:p>23</text:p>
          </table:table-cell>
          <table:table-cell office:value-type="float" office:value="161" table:formula="of:=[.B62]*[.C62]" table:style-name="Default_1">
            <text:p>161</text:p>
          </table:table-cell>
          <table:table-cell table:number-columns-repeated="16380"/>
        </table:table-row>
        <table:table-row table:style-name="ro1">
          <table:table-cell office:value-type="float" office:value="24" table:style-name="Default_1">
            <text:p>24</text:p>
          </table:table-cell>
          <table:table-cell office:value-type="float" office:value="6" table:formula="of:=[.$B$36]-[.A63]" table:style-name="Default_1">
            <text:p>6</text:p>
          </table:table-cell>
          <table:table-cell office:value-type="float" office:value="24" table:formula="of:=[.A63]" table:style-name="Default_1">
            <text:p>24</text:p>
          </table:table-cell>
          <table:table-cell office:value-type="float" office:value="144" table:formula="of:=[.B63]*[.C63]" table:style-name="Default_1">
            <text:p>144</text:p>
          </table:table-cell>
          <table:table-cell table:number-columns-repeated="16380"/>
        </table:table-row>
        <table:table-row table:style-name="ro1">
          <table:table-cell office:value-type="float" office:value="25" table:style-name="Default_1">
            <text:p>25</text:p>
          </table:table-cell>
          <table:table-cell office:value-type="float" office:value="5" table:formula="of:=[.$B$36]-[.A64]" table:style-name="Default_1">
            <text:p>5</text:p>
          </table:table-cell>
          <table:table-cell office:value-type="float" office:value="25" table:formula="of:=[.A64]" table:style-name="Default_1">
            <text:p>25</text:p>
          </table:table-cell>
          <table:table-cell office:value-type="float" office:value="125" table:formula="of:=[.B64]*[.C64]" table:style-name="Default_1">
            <text:p>125</text:p>
          </table:table-cell>
          <table:table-cell table:number-columns-repeated="16380"/>
        </table:table-row>
        <table:table-row table:style-name="ro1">
          <table:table-cell office:value-type="float" office:value="26" table:style-name="Default_1">
            <text:p>26</text:p>
          </table:table-cell>
          <table:table-cell office:value-type="float" office:value="4" table:formula="of:=[.$B$36]-[.A65]" table:style-name="Default_1">
            <text:p>4</text:p>
          </table:table-cell>
          <table:table-cell office:value-type="float" office:value="26" table:formula="of:=[.A65]" table:style-name="Default_1">
            <text:p>26</text:p>
          </table:table-cell>
          <table:table-cell office:value-type="float" office:value="104" table:formula="of:=[.B65]*[.C65]" table:style-name="Default_1">
            <text:p>104</text:p>
          </table:table-cell>
          <table:table-cell table:number-columns-repeated="16380"/>
        </table:table-row>
        <table:table-row table:style-name="ro1">
          <table:table-cell office:value-type="float" office:value="27" table:style-name="Default_1">
            <text:p>27</text:p>
          </table:table-cell>
          <table:table-cell office:value-type="float" office:value="3" table:formula="of:=[.$B$36]-[.A66]" table:style-name="Default_1">
            <text:p>3</text:p>
          </table:table-cell>
          <table:table-cell office:value-type="float" office:value="27" table:formula="of:=[.A66]" table:style-name="Default_1">
            <text:p>27</text:p>
          </table:table-cell>
          <table:table-cell office:value-type="float" office:value="81" table:formula="of:=[.B66]*[.C66]" table:style-name="Default_1">
            <text:p>81</text:p>
          </table:table-cell>
          <table:table-cell table:number-columns-repeated="16380"/>
        </table:table-row>
        <table:table-row table:style-name="ro1">
          <table:table-cell office:value-type="float" office:value="28" table:style-name="Default_1">
            <text:p>28</text:p>
          </table:table-cell>
          <table:table-cell office:value-type="float" office:value="2" table:formula="of:=[.$B$36]-[.A67]" table:style-name="Default_1">
            <text:p>2</text:p>
          </table:table-cell>
          <table:table-cell office:value-type="float" office:value="28" table:formula="of:=[.A67]" table:style-name="Default_1">
            <text:p>28</text:p>
          </table:table-cell>
          <table:table-cell office:value-type="float" office:value="56" table:formula="of:=[.B67]*[.C67]" table:style-name="Default_1">
            <text:p>56</text:p>
          </table:table-cell>
          <table:table-cell table:number-columns-repeated="16380"/>
        </table:table-row>
        <table:table-row table:style-name="ro1">
          <table:table-cell office:value-type="float" office:value="29" table:style-name="Default_1">
            <text:p>29</text:p>
          </table:table-cell>
          <table:table-cell office:value-type="float" office:value="1" table:formula="of:=[.$B$36]-[.A68]" table:style-name="Default_1">
            <text:p>1</text:p>
          </table:table-cell>
          <table:table-cell office:value-type="float" office:value="29" table:formula="of:=[.A68]" table:style-name="Default_1">
            <text:p>29</text:p>
          </table:table-cell>
          <table:table-cell office:value-type="float" office:value="29" table:formula="of:=[.B68]*[.C68]" table:style-name="Default_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Default_1">
            <text:p>30</text:p>
          </table:table-cell>
          <table:table-cell office:value-type="float" office:value="0" table:formula="of:=[.$B$36]-[.A69]" table:style-name="Default_1">
            <text:p>0</text:p>
          </table:table-cell>
          <table:table-cell office:value-type="float" office:value="30" table:formula="of:=[.A69]" table:style-name="Default_1">
            <text:p>30</text:p>
          </table:table-cell>
          <table:table-cell office:value-type="float" office:value="0" table:formula="of:=[.B69]*[.C69]" table:style-name="Default_1">
            <text:p>0</text:p>
          </table:table-cell>
          <table:table-cell table:number-columns-repeated="16380"/>
        </table:table-row>
        <table:table-row table:number-rows-repeated="10485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DANIEL Stephane</meta:initial-creator>
    <dc:creator>Stéphane Daniel</dc:creator>
    <meta:creation-date>2023-12-06T08:08:07Z</meta:creation-date>
    <dc:date>2023-12-06T15:53:21Z</dc:date>
    <meta:editing-cycles>1</meta:editing-cycles>
    <meta:editing-duration>PT987S</meta:editing-duration>
  </office:meta>
</office:document-meta>
</file>